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43.02mm"/>
    </style:style>
    <style:style style:name="co14" style:family="table-column">
      <style:table-column-properties fo:break-before="auto" style:column-width="46.02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27.76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false"/>
    </style:style>
    <style:style style:name="ro4" style:family="table-row">
      <style:table-row-properties style:row-height="7.13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ro6" style:family="table-row">
      <style:table-row-properties style:row-height="6.33mm" fo:break-before="auto" style:use-optimal-row-height="false"/>
    </style:style>
    <style:style style:name="ro7" style:family="table-row">
      <style:table-row-properties style:row-height="5.8mm" fo:break-before="auto" style:use-optimal-row-height="false"/>
    </style:style>
    <style:style style:name="ro8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oma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Lom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11">
      <style:table-cell-properties style:text-align-source="value-type" style:repeat-content="false" fo:border="0.06pt solid #000000" style:vertical-align="middle"/>
      <style:paragraph-properties fo:margin-left="0mm"/>
      <style:text-properties style:font-name="Loma" fo:font-size="10pt" style:font-size-asian="10pt" style:font-size-complex="10pt"/>
    </style:style>
    <style:style style:name="ce18" style:family="table-cell" style:parent-style-name="Default" style:data-style-name="N110">
      <style:table-cell-properties style:text-align-source="value-type" style:repeat-content="false" fo:border="0.06pt solid #000000" style:vertical-align="middle"/>
      <style:paragraph-properties fo:margin-left="0mm"/>
      <style:text-properties style:font-name="Loma" fo:font-size="10pt" style:font-size-asian="10pt" style:font-size-complex="10pt"/>
    </style:style>
    <style:style style:name="ce19" style:family="table-cell" style:parent-style-name="Default" style:data-style-name="N110">
      <style:table-cell-properties style:text-align-source="value-type" style:repeat-content="false" fo:border="0.06pt solid #000000" style:vertical-align="middle"/>
      <style:paragraph-properties fo:margin-left="0mm"/>
    </style:style>
    <style:style style:name="ce2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color="#009900" style:font-name="Lom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om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9">
      <style:table-cell-properties style:text-align-source="value-type" style:repeat-content="false" fo:border="0.06pt solid #000000" style:vertical-align="middle"/>
      <style:paragraph-properties fo:margin-left="0mm"/>
      <style:text-properties style:font-name="Loma" fo:font-size="10pt" style:font-size-asian="10pt" style:font-size-complex="10pt"/>
    </style:style>
    <style:style style:name="ce25" style:family="table-cell" style:parent-style-name="Default" style:data-style-name="N2">
      <style:table-cell-properties style:vertical-align="middle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style:text-align-source="value-type" style:repeat-content="false" fo:border="0.06pt solid #000000" style:vertical-align="middle"/>
      <style:paragraph-properties fo:margin-left="0mm"/>
      <style:text-properties fo:color="#cc0000" style:font-name="Loma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275.73mm" svg:height="132.41mm" svg:x="0.94mm" svg:y="55.69mm">
            <loext:p draw:notify-on-update-of-ranges="Лист1.F3:Лист1.H3 Лист1.F3:Лист1.H3 Лист1.A4:Лист1.A4 Лист1.F4:Лист1.H4 Лист1.F3:Лист1.H3 Лист1.A5:Лист1.A5 Лист1.F5:Лист1.H5 Лист1.F3:Лист1.H3 Лист1.A6:Лист1.A6 Лист1.F6:Лист1.H6 Лист1.F3:Лист1.H3 Лист1.A7:Лист1.A7 Лист1.F7:Лист1.H7 Лист1.F3:Лист1.H3 Лист1.A8:Лист1.A8 Лист1.F8:Лист1.H8 Лист1.F3:Лист1.H3 Лист1.A9:Лист1.A9 Лист1.F9:Лист1.H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26"/>
        <table:table-column table:style-name="co21" table:default-cell-style-name="Default"/>
        <table:table-row table:style-name="ro3">
          <table:table-cell table:style-name="ce1"/>
          <table:table-cell table:style-name="ce6"/>
          <table:table-cell table:style-name="ce11"/>
          <table:table-cell table:style-name="ce12" office:value-type="string" calcext:value-type="string" table:number-columns-spanned="6" table:number-rows-spanned="1">
            <text:p>Arrhenius analysis for diazonium salts</text:p>
          </table:table-cell>
          <table:covered-table-cell table:style-name="ce11"/>
          <table:covered-table-cell table:number-columns-repeated="4" table:style-name="ce15"/>
          <table:table-cell table:style-name="ce1"/>
          <table:table-cell table:style-name="ce21"/>
          <table:table-cell table:style-name="ce1"/>
        </table:table-row>
        <table:table-row table:style-name="ro2">
          <table:table-cell table:style-name="ce2" office:value-type="string" calcext:value-type="string" table:number-columns-spanned="1" table:number-rows-spanned="2">
            <text:p>Substance</text:p>
          </table:table-cell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T3</text:p>
          </table:table-cell>
          <table:table-cell table:style-name="ce7"/>
          <table:table-cell table:style-name="ce2" office:value-type="string" calcext:value-type="string">
            <text:p>1/(T1+273)</text:p>
          </table:table-cell>
          <table:table-cell table:style-name="ce2" office:value-type="string" calcext:value-type="string">
            <text:p>1/(T2+273)</text:p>
          </table:table-cell>
          <table:table-cell table:style-name="ce2" office:value-type="string" calcext:value-type="string">
            <text:p>1/(T3+273)</text:p>
          </table:table-cell>
          <table:table-cell table:style-name="ce2" office:value-type="string" calcext:value-type="string" table:number-columns-spanned="1" table:number-rows-spanned="2">
            <text:p>-lnK25</text:p>
          </table:table-cell>
          <table:table-cell table:style-name="ce2" office:value-type="string" calcext:value-type="string" table:number-columns-spanned="1" table:number-rows-spanned="2">
            <text:p>K25</text:p>
          </table:table-cell>
          <table:table-cell table:style-name="ce22" office:value-type="string" calcext:value-type="string" table:number-columns-spanned="1" table:number-rows-spanned="2">
            <text:p>tg a</text:p>
          </table:table-cell>
          <table:table-cell table:style-name="ce2" office:value-type="string" calcext:value-type="string" table:number-columns-spanned="1" table:number-rows-spanned="2">
            <text:p>Ea</text:p>
          </table:table-cell>
        </table:table-row>
        <table:table-row table:style-name="ro2">
          <table:covered-table-cell table:style-name="ce3"/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3"/>
          <table:table-cell table:style-name="ce16" table:formula="of:=1/([.B3]+273.15)" office:value-type="float" office:value="0.00287232514720666" calcext:value-type="float">
            <text:p>0,0028723</text:p>
          </table:table-cell>
          <table:table-cell table:style-name="ce16" table:formula="of:=1/([.C3]+273.15)" office:value-type="float" office:value="0.00283165793572137" calcext:value-type="float">
            <text:p>0,0028317</text:p>
          </table:table-cell>
          <table:table-cell table:style-name="ce16" table:formula="of:=1/([.D3]+273.15)" office:value-type="float" office:value="0.00279212620410443" calcext:value-type="float">
            <text:p>0,0027921</text:p>
          </table:table-cell>
          <table:covered-table-cell table:number-columns-repeated="2" table:style-name="ce3"/>
          <table:covered-table-cell table:style-name="ce23"/>
          <table:covered-table-cell table:style-name="ce3"/>
        </table:table-row>
        <table:table-row table:style-name="ro4">
          <table:table-cell table:style-name="ce4" office:value-type="string" calcext:value-type="string">
            <text:p>4-NO2C6H4N2+ BF4-</text:p>
          </table:table-cell>
          <table:table-cell table:style-name="ce9" office:value-type="float" office:value="0.0186" calcext:value-type="float">
            <text:p>1,86E-02</text:p>
          </table:table-cell>
          <table:table-cell table:style-name="ce9" office:value-type="float" office:value="0.0344" calcext:value-type="float">
            <text:p>3,44E-02</text:p>
          </table:table-cell>
          <table:table-cell table:style-name="ce9" office:value-type="float" office:value="0.0721" calcext:value-type="float">
            <text:p>7,21E-02</text:p>
          </table:table-cell>
          <table:table-cell table:style-name="ce14" office:value-type="string" calcext:value-type="string">
            <text:p>p-NO2-Ph-N2+ BF4-</text:p>
          </table:table-cell>
          <table:table-cell table:style-name="ce17" table:formula="of:=-LN([.B4])" office:value-type="float" office:value="3.98459369826298" calcext:value-type="float">
            <text:p>3,9846</text:p>
          </table:table-cell>
          <table:table-cell table:style-name="ce17" table:formula="of:=-LN([.C4])" office:value-type="float" office:value="3.36969871460278" calcext:value-type="float">
            <text:p>3,3697</text:p>
          </table:table-cell>
          <table:table-cell table:style-name="ce17" table:formula="of:=-LN([.D4])" office:value-type="float" office:value="2.62970123469123" calcext:value-type="float">
            <text:p>2,6297</text:p>
          </table:table-cell>
          <table:table-cell table:style-name="ce18" office:value-type="float" office:value="12.1417" calcext:value-type="float">
            <text:p>12,142</text:p>
          </table:table-cell>
          <table:table-cell table:style-name="ce20" table:formula="of:=EXP(-[.I4])" office:value-type="float" office:value="0.00000533244873679574" calcext:value-type="float">
            <text:p>5,33244873679574E-06</text:p>
          </table:table-cell>
          <table:table-cell table:style-name="ce24" office:value-type="float" office:value="16885.66" calcext:value-type="float">
            <text:p>16885,7</text:p>
          </table:table-cell>
          <table:table-cell table:style-name="ce27" table:formula="of:=[.K4]*8.31/1000" office:value-type="float" office:value="140.3198346" calcext:value-type="float">
            <text:p>140,32</text:p>
          </table:table-cell>
        </table:table-row>
        <table:table-row table:style-name="ro5">
          <table:table-cell table:style-name="ce4" office:value-type="string" calcext:value-type="string">
            <text:p>4-NO2C6H4N2+ TsO-</text:p>
          </table:table-cell>
          <table:table-cell table:style-name="ce9" office:value-type="float" office:value="0.0289" calcext:value-type="float">
            <text:p>2,89E-02</text:p>
          </table:table-cell>
          <table:table-cell table:style-name="ce9" office:value-type="float" office:value="0.0539" calcext:value-type="float">
            <text:p>5,39E-02</text:p>
          </table:table-cell>
          <table:table-cell table:style-name="ce9" office:value-type="float" office:value="0.103" calcext:value-type="float">
            <text:p>1,03E-01</text:p>
          </table:table-cell>
          <table:table-cell table:style-name="ce14" office:value-type="string" calcext:value-type="string">
            <text:p>p-NO2-Ph-N2+ TsO-</text:p>
          </table:table-cell>
          <table:table-cell table:style-name="ce17" table:formula="of:=-LN([.B5])" office:value-type="float" office:value="3.54391368386375" calcext:value-type="float">
            <text:p>3,5439</text:p>
          </table:table-cell>
          <table:table-cell table:style-name="ce17" table:formula="of:=-LN([.C5])" office:value-type="float" office:value="2.92062480106719" calcext:value-type="float">
            <text:p>2,9206</text:p>
          </table:table-cell>
          <table:table-cell table:style-name="ce17" table:formula="of:=-LN([.D5])" office:value-type="float" office:value="2.2730262907525" calcext:value-type="float">
            <text:p>2,2730</text:p>
          </table:table-cell>
          <table:table-cell table:style-name="ce18" office:value-type="float" office:value="11.1826" calcext:value-type="float">
            <text:p>11,183</text:p>
          </table:table-cell>
          <table:table-cell table:style-name="ce20" table:formula="of:=EXP(-[.I5])" office:value-type="float" office:value="0.0000139142091354314" calcext:value-type="float">
            <text:p>1,39142091354314E-05</text:p>
          </table:table-cell>
          <table:table-cell table:style-name="ce24" office:value-type="float" office:value="15844.1958" calcext:value-type="float">
            <text:p>15844,2</text:p>
          </table:table-cell>
          <table:table-cell table:style-name="ce27" table:formula="of:=[.K5]*8.31/1000" office:value-type="float" office:value="131.665267098" calcext:value-type="float">
            <text:p>131,67</text:p>
          </table:table-cell>
        </table:table-row>
        <table:table-row table:style-name="ro6">
          <table:table-cell table:style-name="ce4" office:value-type="string" calcext:value-type="string">
            <text:p>4-NO2C6H4N2+ TfO-</text:p>
          </table:table-cell>
          <table:table-cell table:style-name="ce9" office:value-type="float" office:value="0.0316" calcext:value-type="float">
            <text:p>3,16E-02</text:p>
          </table:table-cell>
          <table:table-cell table:style-name="ce9" office:value-type="float" office:value="0.063" calcext:value-type="float">
            <text:p>6,30E-02</text:p>
          </table:table-cell>
          <table:table-cell table:style-name="ce9" office:value-type="float" office:value="0.168" calcext:value-type="float">
            <text:p>1,68E-01</text:p>
          </table:table-cell>
          <table:table-cell table:style-name="ce14" office:value-type="string" calcext:value-type="string">
            <text:p>p-NO2-Ph-N2+ TfO-</text:p>
          </table:table-cell>
          <table:table-cell table:style-name="ce17" table:formula="of:=-LN([.B6])" office:value-type="float" office:value="3.45459815838927" calcext:value-type="float">
            <text:p>3,4546</text:p>
          </table:table-cell>
          <table:table-cell table:style-name="ce17" table:formula="of:=-LN([.C6])" office:value-type="float" office:value="2.7646205525906" calcext:value-type="float">
            <text:p>2,7646</text:p>
          </table:table-cell>
          <table:table-cell table:style-name="ce17" table:formula="of:=-LN([.D6])" office:value-type="float" office:value="1.78379129957888" calcext:value-type="float">
            <text:p>1,7838</text:p>
          </table:table-cell>
          <table:table-cell table:style-name="ce18" office:value-type="float" office:value="13.5322" calcext:value-type="float">
            <text:p>13,532</text:p>
          </table:table-cell>
          <table:table-cell table:style-name="ce20" table:formula="of:=EXP(-[.I6])" office:value-type="float" office:value="0.00000132751736889837" calcext:value-type="float">
            <text:p>1,32751736889837E-06</text:p>
          </table:table-cell>
          <table:table-cell table:style-name="ce24" office:value-type="float" office:value="20814.7713" calcext:value-type="float">
            <text:p>20814,8</text:p>
          </table:table-cell>
          <table:table-cell table:style-name="ce27" table:formula="of:=[.K6]*8.31/1000" office:value-type="float" office:value="172.970749503" calcext:value-type="float">
            <text:p>172,97</text:p>
          </table:table-cell>
        </table:table-row>
        <table:table-row table:style-name="ro7">
          <table:table-cell table:style-name="ce4" office:value-type="string" calcext:value-type="string">
            <text:p>4-CH3OC6H4N2+ TfO-</text:p>
          </table:table-cell>
          <table:table-cell table:style-name="ce9" office:value-type="float" office:value="0.0021" calcext:value-type="float">
            <text:p>2,10E-03</text:p>
          </table:table-cell>
          <table:table-cell table:style-name="ce9" office:value-type="float" office:value="0.0044" calcext:value-type="float">
            <text:p>4,40E-03</text:p>
          </table:table-cell>
          <table:table-cell table:style-name="ce9" office:value-type="float" office:value="0.0128" calcext:value-type="float">
            <text:p>1,28E-02</text:p>
          </table:table-cell>
          <table:table-cell table:style-name="ce14" office:value-type="string" calcext:value-type="string">
            <text:p>p-CH3O-Ph-N2+ TfO-</text:p>
          </table:table-cell>
          <table:table-cell table:style-name="ce17" table:formula="of:=-LN([.B7])" office:value-type="float" office:value="6.16581793425276" calcext:value-type="float">
            <text:p>6,1658</text:p>
          </table:table-cell>
          <table:table-cell table:style-name="ce17" table:formula="of:=-LN([.C7])" office:value-type="float" office:value="5.42615073805792" calcext:value-type="float">
            <text:p>5,4262</text:p>
          </table:table-cell>
          <table:table-cell table:style-name="ce17" table:formula="of:=-LN([.D7])" office:value-type="float" office:value="4.35831010805657" calcext:value-type="float">
            <text:p>4,3583</text:p>
          </table:table-cell>
          <table:table-cell table:style-name="ce18" office:value-type="float" office:value="17.0698" calcext:value-type="float">
            <text:p>17,070</text:p>
          </table:table-cell>
          <table:table-cell table:style-name="ce20" table:formula="of:=EXP(-[.I7])" office:value-type="float" office:value="0.0000000386082443146577" calcext:value-type="float">
            <text:p>3,86082443146577E-08</text:p>
          </table:table-cell>
          <table:table-cell table:style-name="ce24" office:value-type="float" office:value="22516.99" calcext:value-type="float">
            <text:p>22517,0</text:p>
          </table:table-cell>
          <table:table-cell table:style-name="ce27" table:formula="of:=[.K7]*8.31/1000" office:value-type="float" office:value="187.1161869" calcext:value-type="float">
            <text:p>187,12</text:p>
          </table:table-cell>
        </table:table-row>
        <table:table-row table:style-name="ro7">
          <table:table-cell table:style-name="ce4" office:value-type="string" calcext:value-type="string">
            <text:p>3-NO2C6H4N2+ TfO-</text:p>
          </table:table-cell>
          <table:table-cell table:style-name="ce10" office:value-type="float" office:value="0.00912" calcext:value-type="float">
            <text:p>9,12E-03</text:p>
          </table:table-cell>
          <table:table-cell table:style-name="ce10" office:value-type="float" office:value="0.01958" calcext:value-type="float">
            <text:p>1,96E-02</text:p>
          </table:table-cell>
          <table:table-cell table:style-name="ce10" office:value-type="float" office:value="0.0426" calcext:value-type="float">
            <text:p>4,26E-02</text:p>
          </table:table-cell>
          <table:table-cell table:style-name="ce14" office:value-type="string" calcext:value-type="string">
            <text:p>m-NO2-Ph-N2+ TfO-</text:p>
          </table:table-cell>
          <table:table-cell table:style-name="ce17" table:formula="of:=-LN([.B8])" office:value-type="float" office:value="4.6972854748959" calcext:value-type="float">
            <text:p>4,6973</text:p>
          </table:table-cell>
          <table:table-cell table:style-name="ce17" table:formula="of:=-LN([.C8])" office:value-type="float" office:value="3.93324664187977" calcext:value-type="float">
            <text:p>3,9332</text:p>
          </table:table-cell>
          <table:table-cell table:style-name="ce17" table:formula="of:=-LN([.D8])" office:value-type="float" office:value="3.15590102570681" calcext:value-type="float">
            <text:p>3,1559</text:p>
          </table:table-cell>
          <table:table-cell table:style-name="ce18" office:value-type="float" office:value="13.959932" calcext:value-type="float">
            <text:p>13,960</text:p>
          </table:table-cell>
          <table:table-cell table:style-name="ce20" table:formula="of:=EXP(-[.I8])" office:value-type="float" office:value="0.00000086552290344978" calcext:value-type="float">
            <text:p>8,6552290344978E-07</text:p>
          </table:table-cell>
          <table:table-cell table:style-name="ce24" office:value-type="float" office:value="19217.4436" calcext:value-type="float">
            <text:p>19217,4</text:p>
          </table:table-cell>
          <table:table-cell table:style-name="ce27" table:formula="of:=[.K8]*8.31/1000" office:value-type="float" office:value="159.696956316" calcext:value-type="float">
            <text:p>159,70</text:p>
          </table:table-cell>
        </table:table-row>
        <table:table-row table:style-name="ro8">
          <table:table-cell table:style-name="ce4" office:value-type="string" calcext:value-type="string">
            <text:p>2-NO2C6H4N2+ TfO-</text:p>
          </table:table-cell>
          <table:table-cell table:style-name="ce10" office:value-type="float" office:value="0.000248" calcext:value-type="float">
            <text:p>2,48E-04</text:p>
          </table:table-cell>
          <table:table-cell table:style-name="ce10" office:value-type="float" office:value="0.000532" calcext:value-type="float">
            <text:p>5,32E-04</text:p>
          </table:table-cell>
          <table:table-cell table:style-name="ce10" office:value-type="float" office:value="0.0007255" calcext:value-type="float">
            <text:p>7,26E-04</text:p>
          </table:table-cell>
          <table:table-cell table:style-name="ce14" office:value-type="string" calcext:value-type="string">
            <text:p>o-NO2-Ph-N2+ TfO-</text:p>
          </table:table-cell>
          <table:table-cell table:style-name="ce17" table:formula="of:=-LN([.B9])" office:value-type="float" office:value="8.30208181179929" calcext:value-type="float">
            <text:p>8,3021</text:p>
          </table:table-cell>
          <table:table-cell table:style-name="ce17" table:formula="of:=-LN([.C9])" office:value-type="float" office:value="7.53886706862263" calcext:value-type="float">
            <text:p>7,5389</text:p>
          </table:table-cell>
          <table:table-cell table:style-name="ce17" table:formula="of:=-LN([.D9])" office:value-type="float" office:value="7.22864948564003" calcext:value-type="float">
            <text:p>7,2286</text:p>
          </table:table-cell>
          <table:table-cell table:style-name="ce19" table:formula="of:=(13410.3806/298.15)-30.2888" office:value-type="float" office:value="14.689836927721" calcext:value-type="float">
            <text:p>14,690</text:p>
          </table:table-cell>
          <table:table-cell table:style-name="ce20" table:formula="of:=EXP(-[.I9])" office:value-type="float" office:value="0.000000417142925144843" calcext:value-type="float">
            <text:p>4,17142925144843E-07</text:p>
          </table:table-cell>
          <table:table-cell table:style-name="ce24" office:value-type="float" office:value="13410.3806" calcext:value-type="float">
            <text:p>13410,4</text:p>
          </table:table-cell>
          <table:table-cell table:style-name="ce27" table:formula="of:=[.K9]*8.31/1000" office:value-type="float" office:value="111.440262786" calcext:value-type="float">
            <text:p>111,44</text:p>
          </table:table-cell>
        </table:table-row>
        <table:table-row table:style-name="ro2">
          <table:table-cell table:style-name="ce5" table:number-columns-repeated="10"/>
          <table:table-cell table:style-name="ce25"/>
          <table:table-cell table:style-name="ce5"/>
        </table:table-row>
        <table:table-row table:style-name="ro2">
          <table:table-cell table:number-columns-repeated="12"/>
        </table:table-row>
        <table:table-row table:style-name="ro2" table:visibility="collapse">
          <table:table-cell/>
          <table:table-cell table:formula="of:=(13410.3806/298.15)-30.2888" office:value-type="float" office:value="14.689836927721" calcext:value-type="float">
            <text:p>14,689836927721</text:p>
          </table:table-cell>
          <table:table-cell table:formula="of:=(7847.03570339262/(273.15+75))-14.6820184004207" office:value-type="float" office:value="7.85721958146245" calcext:value-type="float">
            <text:p>7,85721958146245</text:p>
          </table:table-cell>
          <table:table-cell table:number-columns-repeated="9"/>
        </table:table-row>
        <table:table-row table:style-name="ro2" table:number-rows-repeated="104856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Лист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-ln<text:span text:style-name="T1">(</text:span>p<text:span text:style-name="T1">)</text:span></text:p>
          </table:table-cell>
          <table:table-cell office:value-type="string" calcext:value-type="string">
            <text:p>p-NO2-Ph-N2+ BF4-</text:p>
          </table:table-cell>
          <table:table-cell office:value-type="string" calcext:value-type="string">
            <text:p>p-NO2-Ph-N2+ TsO-</text:p>
          </table:table-cell>
          <table:table-cell office:value-type="string" calcext:value-type="string">
            <text:p>p-NO2-Ph-N2+ TfO-</text:p>
          </table:table-cell>
          <table:table-cell office:value-type="string" calcext:value-type="string">
            <text:p>p-CH3O-Ph-N2+ TfO-</text:p>
          </table:table-cell>
        </table:table-row>
        <table:table-row table:style-name="ro2">
          <table:table-cell office:value-type="float" office:value="0.00287232514720666" calcext:value-type="float">
            <text:p>0,002872325147207</text:p>
          </table:table-cell>
          <table:table-cell office:value-type="float" office:value="3.98459369826298" calcext:value-type="float">
            <text:p>3,98459369826298</text:p>
          </table:table-cell>
          <table:table-cell office:value-type="float" office:value="3.54391368386375" calcext:value-type="float">
            <text:p>3,54391368386375</text:p>
          </table:table-cell>
          <table:table-cell office:value-type="float" office:value="3.45459815838927" calcext:value-type="float">
            <text:p>3,45459815838927</text:p>
          </table:table-cell>
          <table:table-cell office:value-type="float" office:value="6.16581793425276" calcext:value-type="float">
            <text:p>6,16581793425276</text:p>
          </table:table-cell>
        </table:table-row>
        <table:table-row table:style-name="ro2">
          <table:table-cell office:value-type="float" office:value="0.00283165793572137" calcext:value-type="float">
            <text:p>0,002831657935721</text:p>
          </table:table-cell>
          <table:table-cell office:value-type="float" office:value="3.36969871460278" calcext:value-type="float">
            <text:p>3,36969871460278</text:p>
          </table:table-cell>
          <table:table-cell office:value-type="float" office:value="2.92062480106719" calcext:value-type="float">
            <text:p>2,92062480106719</text:p>
          </table:table-cell>
          <table:table-cell office:value-type="float" office:value="2.7646205525906" calcext:value-type="float">
            <text:p>2,7646205525906</text:p>
          </table:table-cell>
          <table:table-cell office:value-type="float" office:value="5.42615073805792" calcext:value-type="float">
            <text:p>5,42615073805792</text:p>
          </table:table-cell>
        </table:table-row>
        <table:table-row table:style-name="ro2">
          <table:table-cell office:value-type="float" office:value="0.00279212620410443" calcext:value-type="float">
            <text:p>0,002792126204104</text:p>
          </table:table-cell>
          <table:table-cell office:value-type="float" office:value="2.62970123469123" calcext:value-type="float">
            <text:p>2,62970123469123</text:p>
          </table:table-cell>
          <table:table-cell office:value-type="float" office:value="2.2730262907525" calcext:value-type="float">
            <text:p>2,2730262907525</text:p>
          </table:table-cell>
          <table:table-cell office:value-type="float" office:value="1.78379129957888" calcext:value-type="float">
            <text:p>1,78379129957888</text:p>
          </table:table-cell>
          <table:table-cell office:value-type="float" office:value="4.35831010805657" calcext:value-type="float">
            <text:p>4,358310108056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12" loext:min-decimal-places="12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0" loext:min-decimal-places="10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6" loext:min-decimal-places="6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.00.0000</text:date>, <text:time style:data-style-name="N2" text:time-value="09:27:51.3051850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5:40:28.882447800</meta:creation-date>
    <dc:date>2018-11-21T09:25:32.656082829</dc:date>
    <meta:editing-duration>PT1H47M58S</meta:editing-duration>
    <meta:editing-cycles>21</meta:editing-cycles>
    <meta:generator>LibreOffice/5.2.7.2$Linux_X86_64 LibreOffice_project/20m0$Build-2</meta:generator>
    <meta:print-date>2017-01-24T01:56:16.890293210</meta:print-date>
    <dc:creator>Александр Александрович Бондарев</dc:creator>
    <meta:document-statistic meta:table-count="2" meta:cell-count="1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 style:data-style-name="N109">
      <style:chart-properties chart:display-label="true" chart:logarithmic="false" chart:min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 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 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 " loext:regression-max-degree="2" loext:regression-period="2" loext:regression-extrapolate-forward="1" loext:regression-extrapolate-backward="1" loext:regression-force-intercept="false" loext:regression-intercept-value="0" chart:regression-type="linear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loext:regression-name=" 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579d1c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chart-properties loext:regression-name=" 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7e0021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chart-properties loext:regression-name=" 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83caff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7.574cm" svg:height="13.242cm" xlink:href=".." xlink:type="simple" chart:class="chart:scatter" chart:row-mapping="0 1 2 3 4 5" chart:style-name="ch1">
        <chart:legend svg:x="22.174cm" svg:y="0.73cm" style:legend-expansion="custom" chartooo:width="5.028cm" chartooo:height="10.86cm" style:legend-expansion-aspect-ratio="0.462983425414365" chart:style-name="ch2"/>
        <chart:plot-area chart:style-name="ch3" table:cell-range-address="Лист1.F3:Лист1.H9 Лист1.A4:Лист1.A9" chart:data-source-has-labels="both" svg:x="0.845cm" svg:y="0.223cm" svg:width="21.766cm" svg:height="12.508cm">
          <chartooo:coordinate-region svg:x="1.572cm" svg:y="0.422cm" svg:width="20.429cm" svg:height="11.662cm"/>
          <chart:axis chart:dimension="x" chart:name="primary-x" chart:style-name="ch4" chartooo:axis-type="auto">
            <chart:title svg:x="11.446cm" svg:y="12.682cm" chart:style-name="ch5">
              <text:p>1/T</text:p>
            </chart:title>
            <chart:categories table:cell-range-address="Лист1.F3:Лист1.H3"/>
          </chart:axis>
          <chart:axis chart:dimension="y" chart:name="primary-y" chart:style-name="ch6">
            <chart:title svg:x="0cm" svg:y="6.944cm" chart:style-name="ch7">
              <text:p>-ln(K)</text:p>
            </chart:title>
            <chart:grid chart:style-name="ch8" chart:class="major"/>
          </chart:axis>
          <chart:series chart:style-name="ch9" chart:values-cell-range-address="Лист1.F4:Лист1.H4" chart:label-cell-address="Лист1.A4:Лист1.A4" chart:class="chart:scatter">
            <chart:domain table:cell-range-address="Лист1.F3:Лист1.H3"/>
            <chart:regression-curve chart:style-name="ch10"/>
            <chart:data-point chart:repeated="3"/>
          </chart:series>
          <chart:series chart:style-name="ch11" chart:values-cell-range-address="Лист1.F5:Лист1.H5" chart:label-cell-address="Лист1.A5:Лист1.A5" chart:class="chart:scatter">
            <chart:regression-curve chart:style-name="ch12"/>
            <chart:data-point chart:repeated="3"/>
          </chart:series>
          <chart:series chart:style-name="ch13" chart:values-cell-range-address="Лист1.F6:Лист1.H6" chart:label-cell-address="Лист1.A6:Лист1.A6" chart:class="chart:scatter">
            <chart:regression-curve chart:style-name="ch14"/>
            <chart:data-point chart:repeated="3"/>
          </chart:series>
          <chart:series chart:style-name="ch15" chart:values-cell-range-address="Лист1.F7:Лист1.H7" chart:label-cell-address="Лист1.A7:Лист1.A7" chart:class="chart:scatter">
            <chart:regression-curve chart:style-name="ch16"/>
            <chart:data-point chart:repeated="3"/>
          </chart:series>
          <chart:series chart:style-name="ch17" chart:values-cell-range-address="Лист1.F8:Лист1.H8" chart:label-cell-address="Лист1.A8:Лист1.A8" chart:class="chart:scatter">
            <chart:regression-curve chart:style-name="ch18"/>
            <chart:data-point chart:repeated="3"/>
          </chart:series>
          <chart:series chart:style-name="ch19" chart:values-cell-range-address="Лист1.F9:Лист1.H9" chart:label-cell-address="Лист1.A9:Лист1.A9" chart:class="chart:scatter">
            <chart:regression-curve chart:style-name="ch20"/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0.00287232514720666">
                <text:p>0.00287232514720666</text:p>
                <draw:g>
                  <svg:desc>Лист1.F3:Лист1.H3</svg:desc>
                </draw:g>
              </table:table-cell>
              <table:table-cell office:value-type="float" office:value="0.00283165793572137">
                <text:p>0.00283165793572137</text:p>
              </table:table-cell>
              <table:table-cell office:value-type="float" office:value="0.00279212620410443">
                <text:p>0.00279212620410443</text:p>
              </table:table-cell>
            </table:table-row>
          </table:table-header-rows>
          <table:table-rows>
            <table:table-row>
              <table:table-cell office:value-type="string">
                <text:p>Строка 3</text:p>
                <draw:g>
                  <svg:desc/>
                </draw:g>
              </table:table-cell>
              <table:table-cell office:value-type="float" office:value="0.00287232514720666">
                <text:p>0.00287232514720666</text:p>
                <draw:g>
                  <svg:desc>Лист1.F3:Лист1.H3</svg:desc>
                </draw:g>
              </table:table-cell>
              <table:table-cell office:value-type="float" office:value="0.00283165793572137">
                <text:p>0.00283165793572137</text:p>
              </table:table-cell>
              <table:table-cell office:value-type="float" office:value="0.00279212620410443">
                <text:p>0.00279212620410443</text:p>
              </table:table-cell>
            </table:table-row>
            <table:table-row>
              <table:table-cell office:value-type="string">
                <text:p>4-NO2C6H4N2+ BF4-</text:p>
                <draw:g>
                  <svg:desc>Лист1.A4:Лист1.A4</svg:desc>
                </draw:g>
              </table:table-cell>
              <table:table-cell office:value-type="float" office:value="3.98459369826298">
                <text:p>3.98459369826298</text:p>
                <draw:g>
                  <svg:desc>Лист1.F4:Лист1.H4</svg:desc>
                </draw:g>
              </table:table-cell>
              <table:table-cell office:value-type="float" office:value="3.36969871460278">
                <text:p>3.36969871460278</text:p>
              </table:table-cell>
              <table:table-cell office:value-type="float" office:value="2.62970123469123">
                <text:p>2.62970123469123</text:p>
              </table:table-cell>
            </table:table-row>
            <table:table-row>
              <table:table-cell office:value-type="string">
                <text:p>4-NO2C6H4N2+ TsO-</text:p>
                <draw:g>
                  <svg:desc>Лист1.A5:Лист1.A5</svg:desc>
                </draw:g>
              </table:table-cell>
              <table:table-cell office:value-type="float" office:value="3.54391368386375">
                <text:p>3.54391368386375</text:p>
                <draw:g>
                  <svg:desc>Лист1.F5:Лист1.H5</svg:desc>
                </draw:g>
              </table:table-cell>
              <table:table-cell office:value-type="float" office:value="2.92062480106719">
                <text:p>2.92062480106719</text:p>
              </table:table-cell>
              <table:table-cell office:value-type="float" office:value="2.2730262907525">
                <text:p>2.2730262907525</text:p>
              </table:table-cell>
            </table:table-row>
            <table:table-row>
              <table:table-cell office:value-type="string">
                <text:p>4-NO2C6H4N2+ TfO-</text:p>
                <draw:g>
                  <svg:desc>Лист1.A6:Лист1.A6</svg:desc>
                </draw:g>
              </table:table-cell>
              <table:table-cell office:value-type="float" office:value="3.45459815838927">
                <text:p>3.45459815838927</text:p>
                <draw:g>
                  <svg:desc>Лист1.F6:Лист1.H6</svg:desc>
                </draw:g>
              </table:table-cell>
              <table:table-cell office:value-type="float" office:value="2.7646205525906">
                <text:p>2.7646205525906</text:p>
              </table:table-cell>
              <table:table-cell office:value-type="float" office:value="1.78379129957888">
                <text:p>1.78379129957888</text:p>
              </table:table-cell>
            </table:table-row>
            <table:table-row>
              <table:table-cell office:value-type="string">
                <text:p>4-CH3OC6H4N2+ TfO-</text:p>
                <draw:g>
                  <svg:desc>Лист1.A7:Лист1.A7</svg:desc>
                </draw:g>
              </table:table-cell>
              <table:table-cell office:value-type="float" office:value="6.16581793425276">
                <text:p>6.16581793425276</text:p>
                <draw:g>
                  <svg:desc>Лист1.F7:Лист1.H7</svg:desc>
                </draw:g>
              </table:table-cell>
              <table:table-cell office:value-type="float" office:value="5.42615073805792">
                <text:p>5.42615073805792</text:p>
              </table:table-cell>
              <table:table-cell office:value-type="float" office:value="4.35831010805657">
                <text:p>4.35831010805657</text:p>
              </table:table-cell>
            </table:table-row>
            <table:table-row>
              <table:table-cell office:value-type="string">
                <text:p>3-NO2C6H4N2+ TfO-</text:p>
                <draw:g>
                  <svg:desc>Лист1.A8:Лист1.A8</svg:desc>
                </draw:g>
              </table:table-cell>
              <table:table-cell office:value-type="float" office:value="4.6972854748959">
                <text:p>4.6972854748959</text:p>
                <draw:g>
                  <svg:desc>Лист1.F8:Лист1.H8</svg:desc>
                </draw:g>
              </table:table-cell>
              <table:table-cell office:value-type="float" office:value="3.93324664187977">
                <text:p>3.93324664187977</text:p>
              </table:table-cell>
              <table:table-cell office:value-type="float" office:value="3.15590102570681">
                <text:p>3.15590102570681</text:p>
              </table:table-cell>
            </table:table-row>
            <table:table-row>
              <table:table-cell office:value-type="string">
                <text:p>2-NO2C6H4N2+ TfO-</text:p>
                <draw:g>
                  <svg:desc>Лист1.A9:Лист1.A9</svg:desc>
                </draw:g>
              </table:table-cell>
              <table:table-cell office:value-type="float" office:value="8.30208181179929">
                <text:p>8.30208181179929</text:p>
                <draw:g>
                  <svg:desc>Лист1.F9:Лист1.H9</svg:desc>
                </draw:g>
              </table:table-cell>
              <table:table-cell office:value-type="float" office:value="7.53886706862263">
                <text:p>7.53886706862263</text:p>
              </table:table-cell>
              <table:table-cell office:value-type="float" office:value="7.22864948564003">
                <text:p>7.22864948564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